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BeanDefinitionReader.AvalonBeanDefinitionReader( BeanDefinitionRegistry beanDefini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BeanDefinitionReader.getConfiguration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valonBeanDefinitionReader.loadBeanDefinitions( 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valonBeanDefinitionReader.createBeanDefinition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valonBeanDefinitionReader.loadBeanDefinition( Configuration bl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valonBeanDefinitionReader.loadServiceReferences( Configuration blo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